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PercentBaseContext.DummyPercentBas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PRtfAttributes.setTwips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RtfAttributes.setHalfPoints( String name , Length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RtfAttributes.set( String name ,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PRtfAttributes.setTwips( String name , Length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PercentBaseContext.getBaseLength( int lengthBase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